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A0000028AB5FE0DEEE5CE934B.png" manifest:media-type="image/png"/>
  <manifest:file-entry manifest:full-path="Pictures/10000201000004B0000004AAEF54CB4BD5E0B97D.png" manifest:media-type="image/png"/>
  <manifest:file-entry manifest:full-path="Pictures/1000020100000200000002002CA7CA0583463C8B.png" manifest:media-type="image/png"/>
  <manifest:file-entry manifest:full-path="Pictures/100002010000050000000130010E2F230D1213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857cm" svg:height="4.311cm" svg:x="4.888cm" svg:y="0.762cm">
          <draw:image xlink:href="Pictures/1000020100000200000002002CA7CA0583463C8B.png" xlink:type="simple" xlink:show="embed" xlink:actuate="onLoad">
            <text:p/>
          </draw:image>
        </draw:frame>
        <draw:frame draw:style-name="gr1" draw:text-style-name="P1" draw:layer="layout" svg:width="20.648cm" svg:height="4.903cm" svg:x="3.556cm" svg:y="3.225cm">
          <draw:image xlink:href="Pictures/100002010000050000000130010E2F230D12137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7.874cm" svg:height="7.834cm" svg:x="14.224cm" svg:y="0.508cm">
          <draw:image xlink:href="Pictures/10000201000004B0000004AAEF54CB4BD5E0B97D.png" xlink:type="simple" xlink:show="embed" xlink:actuate="onLoad">
            <text:p/>
          </draw:image>
        </draw:frame>
        <draw:frame draw:style-name="gr1" draw:text-style-name="P1" draw:layer="layout" svg:width="7.62cm" svg:height="7.62cm" svg:x="6.604cm" svg:y="0.722cm">
          <draw:image xlink:href="Pictures/100002010000028A0000028AB5FE0DEEE5CE934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3T22:26:10.253144883</meta:creation-date>
    <dc:date>2020-07-13T23:09:52.663726245</dc:date>
    <meta:editing-duration>PT2M32S</meta:editing-duration>
    <meta:editing-cycles>1</meta:editing-cycles>
    <meta:document-statistic meta:object-count="29"/>
    <meta:generator>LibreOffice/6.0.7.3$Linux_X86_64 LibreOffice_project/00m0$Build-3</meta:generator>
  </office:meta>
</office:document-meta>
</file>